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Fontin Sans Rg" svg:font-family="'Fontin Sans Rg'"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ontin Sans Rg" fo:font-size="12pt" fo:language="en" fo:country="GB" style:font-size-asian="12pt" style:font-size-complex="12pt"/>
    </style:style>
    <style:style style:name="P2" style:family="paragraph" style:parent-style-name="Standard">
      <style:text-properties style:font-name="Fontin Sans Rg" fo:font-size="12pt" fo:language="en" fo:country="GB"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style:font-name="Fontin Sans Rg" fo:font-size="12pt" fo:language="en" fo:country="GB" fo:font-weight="bold" style:font-size-asian="12pt" style:font-weight-asian="bold" style:font-size-complex="12pt" style:font-weight-complex="bold"/>
    </style:style>
    <style:style style:name="P4" style:family="paragraph" style:parent-style-name="Standard">
      <style:text-properties style:font-name="Fontin Sans Rg" fo:font-size="12pt" fo:language="en" fo:country="GB" fo:font-weight="normal" style:font-size-asian="12pt" style:font-weight-asian="normal" style:font-size-complex="12pt" style:font-weight-complex="normal"/>
    </style:style>
    <style:style style:name="P5" style:family="paragraph" style:parent-style-name="Standard">
      <style:text-properties style:font-name="Fontin Sans Rg" fo:font-size="12pt" fo:language="en" fo:country="GB" fo:font-weight="normal" fo:background-color="#ffff00" style:font-size-asian="12pt" style:font-weight-asian="normal" style:font-size-complex="12pt" style:font-weight-complex="normal"/>
    </style:style>
    <style:style style:name="P6" style:family="paragraph" style:parent-style-name="Standard">
      <style:text-properties style:font-name="Fontin Sans Rg" fo:font-size="12pt" fo:language="en" fo:country="GB" style:text-underline-style="solid" style:text-underline-width="auto" style:text-underline-color="font-color" style:font-size-asian="12pt" style:font-size-complex="12pt"/>
    </style:style>
    <style:style style:name="P7" style:family="paragraph" style:parent-style-name="Standard">
      <style:text-properties style:font-name="Fontin Sans Rg" fo:font-size="12pt" fo:language="en" fo:country="GB" fo:font-style="italic" style:font-size-asian="12pt" style:font-style-asian="italic" style:font-size-complex="12pt" style:font-style-complex="italic"/>
    </style:style>
    <style:style style:name="P8" style:family="paragraph" style:parent-style-name="Standard">
      <style:text-properties style:font-name="Fontin Sans Rg" fo:font-size="12pt" fo:language="en" fo:country="GB"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text-properties style:font-name="Fontin Sans Rg" fo:font-size="12pt" fo:language="en" fo:country="GB" fo:background-color="#ffff00" style:font-size-asian="12pt" style:font-size-complex="12pt"/>
    </style:style>
    <style:style style:name="P10" style:family="paragraph" style:parent-style-name="Standard">
      <style:text-properties style:font-name="Fontin Sans Rg" fo:font-size="12pt" fo:language="en" fo:country="GB" fo:background-color="transparent" style:font-size-asian="12pt" style:font-size-complex="12pt"/>
    </style:style>
    <style:style style:name="P11" style:family="paragraph" style:parent-style-name="Standard">
      <style:text-properties style:font-name="Fontin Sans Rg" fo:font-size="12pt" style:font-size-asian="12pt" style:font-size-complex="12pt"/>
    </style:style>
    <style:style style:name="P12" style:family="paragraph" style:parent-style-name="Standard">
      <style:text-properties fo:color="#800000" style:font-name="Fontin Sans Rg" fo:font-size="12pt" fo:language="en" fo:country="GB" style:font-size-asian="12pt" style:font-size-complex="12pt"/>
    </style:style>
    <style:style style:name="P13" style:family="paragraph" style:parent-style-name="Standard">
      <style:text-properties fo:color="#800000" style:font-name="Fontin Sans Rg" fo:font-size="12pt" fo:language="en" fo:country="GB" fo:background-color="#ffff00" style:font-size-asian="12pt" style:font-size-complex="12pt"/>
    </style:style>
    <style:style style:name="P14" style:family="paragraph" style:parent-style-name="Standard">
      <style:text-properties fo:color="#800000" style:font-name="Fontin Sans Rg" fo:font-size="12pt" fo:language="en" fo:country="GB" fo:background-color="transparent" style:font-size-asian="12pt" style:font-size-complex="12pt"/>
    </style:style>
    <style:style style:name="P15" style:family="paragraph" style:parent-style-name="Standard">
      <style:text-properties fo:color="#800000" style:font-name="Fontin Sans Rg" fo:font-size="12pt" fo:language="en" fo:country="GB" fo:font-style="italic" style:font-size-asian="12pt" style:font-style-asian="italic" style:font-size-complex="12pt" style:font-style-complex="italic"/>
    </style:style>
    <style:style style:name="P16" style:family="paragraph" style:parent-style-name="Standard">
      <style:text-properties fo:color="#800000" style:font-name="Fontin Sans Rg" fo:font-size="12pt" fo:language="en" fo:country="GB" fo:font-style="italic" fo:font-weight="normal" fo:background-color="transparent" style:font-size-asian="12pt" style:font-style-asian="italic" style:font-weight-asian="normal" style:font-size-complex="12pt" style:font-style-complex="italic" style:font-weight-complex="normal"/>
    </style:style>
    <style:style style:name="P17" style:family="paragraph" style:parent-style-name="Standard">
      <style:text-properties fo:color="#800000" style:font-name="Fontin Sans Rg" fo:font-size="12pt" fo:language="en" fo:country="GB" fo:font-weight="bold" fo:background-color="transparent" style:font-size-asian="12pt" style:font-weight-asian="bold" style:font-size-complex="12pt" style:font-weight-complex="bold"/>
    </style:style>
    <style:style style:name="P18" style:family="paragraph" style:parent-style-name="Standard">
      <style:text-properties fo:color="#800000" style:font-name="Fontin Sans Rg" fo:font-size="12pt" fo:language="en" fo:country="GB" fo:font-weight="normal" style:font-size-asian="12pt" style:font-weight-asian="normal" style:font-size-complex="12pt" style:font-weight-complex="normal"/>
    </style:style>
    <style:style style:name="P19" style:family="paragraph" style:parent-style-name="Standard">
      <style:text-properties fo:color="#800000" style:font-name="Fontin Sans Rg" fo:font-size="12pt" fo:language="en" fo:country="GB" fo:font-weight="normal" fo:background-color="transparent" style:font-size-asian="12pt" style:font-weight-asian="normal" style:font-size-complex="12pt" style:font-weight-complex="normal"/>
    </style:style>
    <style:style style:name="P20" style:family="paragraph" style:parent-style-name="Heading_20_2">
      <style:text-properties style:font-name="Fontin Sans Rg" fo:font-size="12pt" fo:language="en" fo:country="GB" style:font-size-asian="12pt" style:font-size-complex="12pt"/>
    </style:style>
    <style:style style:name="P21" style:family="paragraph" style:parent-style-name="Heading_20_2">
      <style:text-properties style:font-name="Fontin Sans Rg" fo:font-size="12pt" fo:language="en" fo:country="GB" fo:background-color="transparent" style:font-size-asian="12pt" style:font-size-complex="12pt"/>
    </style:style>
    <style:style style:name="P22" style:family="paragraph" style:parent-style-name="Standard">
      <style:text-properties fo:color="#800000" style:font-name="Fontin Sans Rg" fo:font-size="12pt" fo:language="en" fo:country="GB" fo:font-style="italic" style:font-size-asian="12pt" style:font-style-asian="italic" style:font-size-complex="12pt" style:font-style-complex="italic"/>
    </style:style>
    <style:style style:name="P23" style:family="paragraph" style:parent-style-name="Standard">
      <style:text-properties fo:color="#800000" style:font-name="Fontin Sans Rg" fo:font-size="12pt" fo:language="en" fo:country="GB" fo:font-weight="normal" fo:background-color="#ffff00" style:font-size-asian="12pt" style:font-weight-asian="normal" style:font-size-complex="12pt" style:font-weight-complex="normal"/>
    </style:style>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nsforMap</text:p>
      <text:p text:style-name="P1"/>
      <text:p text:style-name="P11"><text:a xlink:type="simple" xlink:href="https://wiki.openstreetmap.org/wiki/Proposed_features/TransforMap" text:style-name="Internet_20_link" text:visited-style-name="Visited_20_Internet_20_Link"><text:span text:style-name="T1">https://wiki.openstreetmap.org/wiki/Proposed_features/TransforMap</text:span></text:a></text:p>
      <text:p text:style-name="P1"/>
      <text:p text:style-name="P1">This is the proposal of the (German) degrowth community on how to include degrowth in the TransforMap taxonomy. </text:p>
      <text:h text:style-name="P20" text:outline-level="2"/>
      <text:h text:style-name="P21" text:outline-level="2"><text:bookmark text:name="Self-description_of_a_community"/>Self-description of a community</text:h>
      <text:p text:style-name="P10">Key: Identity</text:p>
      <text:p text:style-name="P10">Value: degrowth</text:p>
      <text:p text:style-name="P10">Description: Organisations and projects that identify themselves as being part of degrowth and its synonyms in different languages as for instance décroissance.</text:p>
      <text:p text:style-name="P10">label: degrowth</text:p>
      <text:p text:style-name="P1"/>
      <text:p text:style-name="P12">Wir haben die vorgeschlagene Beschreibung leicht geändert. Es ist sprachlich jetzt etwas weniger diskriminierend. Das trage ich jetzt in die Taxonomie ein und Gualter kümmert sich darum, dass es noch rechtzeitig für das testmapping in die tools kommt. Vielen Dank! </text:p>
      <text:p text:style-name="P12"/>
      <text:p text:style-name="P1"/>
      <text:p text:style-name="P2">Needs fulfilled by a community</text:p>
      <text:p text:style-name="P1"/>
      <text:p text:style-name="P6">direct</text:p>
      <text:p text:style-name="P7">We would like to suggest to include some more needs which are on a less practical level. We think those are important parts of alternative economies and should not be neglected.</text:p>
      <text:p text:style-name="P7"/>
      <text:p text:style-name="P1">key: provides</text:p>
      <text:p text:style-name="P1">Value: discussion</text:p>
      <text:p text:style-name="P1">Description: here you find spaces and opportunities to exchange and discuss.</text:p>
      <text:p text:style-name="P1">Label: provides: discussion</text:p>
      <text:p text:style-name="P9"/>
      <text:p text:style-name="P13">das ist mit SPACES /COMMUNITY und PARTICIPATION abgedeckt</text:p>
      <text:p text:style-name="P1"/>
      <text:p text:style-name="P1">key: provides</text:p>
      <text:p text:style-name="P1">value: information</text:p>
      <text:p text:style-name="P1">Description: Here you can inform yourself (about content, contacts, events etc.) and get information material, e.g. text, videos etc.</text:p>
      <text:p text:style-name="P1">Label: provides: information</text:p>
      <text:p text:style-name="P1"/>
      <text:p text:style-name="P14">das ist kein “Bedürfnis”, sondern man braucht Infos zu verschiedenen Bedürfnisbereichen udn die scheinen uns abgedeckt</text:p>
      <text:p text:style-name="P1"/>
      <text:p text:style-name="P1"/>
      <text:p text:style-name="P1"/>
      <text:p text:style-name="P6">indirect</text:p>
      <text:p text:style-name="P7">We are not sure how to understand this category. Is it what organisations work for, for example Via Campesina would be an organisation caring for food and <text:soft-page-break/>drink?</text:p>
      <text:p text:style-name="P7"/>
      <text:p text:style-name="P15">Exactly, that's meant.</text:p>
      <text:p text:style-name="P7"/>
      <text:p text:style-name="P7"><text:s/>If it is meant like this there is currently no tag for organisations that work on a more general or holistic level. Like organisations that work for degrowth or solidarity economy. </text:p>
      <text:p text:style-name="P7"/>
      <text:p text:style-name="P7">Would it make sense to have a tag like this?</text:p>
      <text:p text:style-name="P7"/>
      <text:p text:style-name="P15">Good point, but I am not sure if this is needed at this point of a project, as we would probably have only a very few points of interest for this tag, but I will put it on the watch list and discuss it with the taxonomy group.</text:p>
      <text:p text:style-name="P1"/>
      <text:p text:style-name="P1"/>
      <text:p text:style-name="P1">key: topic</text:p>
      <text:p text:style-name="P1">value: degrowth (or socio-ecological transformation)</text:p>
      <text:p text:style-name="P1">description: organisations that work on the transformation towards ecological sustainability and social equity</text:p>
      <text:p text:style-name="P1">label: degrowth (or socio-ecological transformation)</text:p>
      <text:p text:style-name="P1"/>
      <text:p text:style-name="P8">In that context another question: is there going to be a tag which works for everything that is mapped in TransforMap? With the label “transforMap”?</text:p>
      <text:p text:style-name="P8"/>
      <text:p text:style-name="P16">YES. BUT it's <text:s/>NOT YET READY, as the infrastructure is not yet fully set up. </text:p>
      <text:p text:style-name="P16">But this will be a crucial point at the end to see ALL the Alternatives at a glance. </text:p>
      <text:p text:style-name="P16"/>
      <text:p text:style-name="P17"/>
      <text:p text:style-name="P2"/>
      <text:p text:style-name="P2">Mode of interaction</text:p>
      <text:p text:style-name="P4"/>
      <text:p text:style-name="P4">key: interaction</text:p>
      <text:p text:style-name="P4">value: sharing</text:p>
      <text:p text:style-name="P4">description: Here you can share material (tools, books, etc.) and immaterial (time, knowledge, ideas) matters.</text:p>
      <text:p text:style-name="P4">label: by way of sharing</text:p>
      <text:p text:style-name="P18"/>
      <text:p text:style-name="P18">ha, we have no idea where this ended up, it has always been there, I thought.</text:p>
      <text:p text:style-name="P18">So strange. Many thanks. Will be incorporated (I take care for the taxonomy; Gualter for the tools)</text:p>
      <text:p text:style-name="P23"/>
      <text:p text:style-name="P4"/>
      <text:p text:style-name="P4">key: interaction</text:p>
      <text:p text:style-name="P4">value: free</text:p>
      <text:p text:style-name="P4">description: no specific mode of interaction is scheduled</text:p>
      <text:p text:style-name="P4">label: free interaction</text:p>
      <text:p text:style-name="P5"/>
      <text:p text:style-name="P19">This is there, the “mode of interaction” if sth. Is “free” is “gifting”! </text:p>
      <text:p text:style-name="P19"/>
      <text:p text:style-name="P4"/>
      <text:p text:style-name="P3">Main Tag</text:p>
      <text:p text:style-name="P4"><text:soft-page-break/></text:p>
      <text:p text:style-name="P4">Item: Open space</text:p>
      <text:p text:style-name="P4">Tag: open space</text:p>
      <text:p text:style-name="P4">Comment: Space which is not commercialized, where you can hang out and meet; like parks, squares with benches etc.</text:p>
      <text:p text:style-name="P4"/>
      <text:p text:style-name="P4">Item: Meeting space</text:p>
      <text:p text:style-name="P4">Tag: meeting space</text:p>
      <text:p text:style-name="P4">Comment: Spaces which you can use for your meetings, discussions, concerts</text:p>
      <text:p text:style-name="P4"/>
      <text:p text:style-name="P18">This main tag list is outdated, I would need to check the POI list; if it's not there it might be incorporated, but I am not sure what the difference between meeting space and open space is. </text:p>
      <text:p text:style-name="P18"/>
      <text:p text:style-name="P18">→ Thanks a lot! This was very valuable feedback! </text:p>
      <text:p text:style-name="P4"/>
      <text:p text:style-name="P2"/>
      <text:p text:style-name="P4"><text:span text:style-name="T2">Another question by Gualter:</text:span><text:line-break/><text:line-break/><text:span text:style-name="T3">can CONFLICTS be mapped as many maps d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Fontin Sans Rg" svg:font-family="'Fontin Sans Rg'"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inna </meta:initial-creator>
    <meta:creation-date>2015-04-10T16:20:37.812133601</meta:creation-date>
    <dc:date>2015-05-04T21:02:49</dc:date>
    <dc:creator>Silke Helfrich</dc:creator>
    <meta:editing-duration>PT1H1M3S</meta:editing-duration>
    <meta:editing-cycles>13</meta:editing-cycles>
    <meta:generator>LibreOffice/4.3.3.2$Linux_X86_64 LibreOffice_project/430m0$Build-2</meta:generator>
    <meta:document-statistic meta:table-count="0" meta:image-count="0" meta:object-count="0" meta:page-count="3" meta:paragraph-count="57" meta:word-count="591" meta:character-count="3691" meta:non-whitespace-character-count="3145"/>
  </office:meta>
</office:document-meta>
</file>